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72.8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1" office:value-type="string" calcext:value-type="string">
            <text:p>DATA:____/____/______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EVELINE JÚNIA BRANT MARIZ 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KLEYBER JÚNIO COSTA MELO 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GUILHEME INÁCIO LEMOS BRAGA 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NARA DE FREITAS SIMÕES 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EDILSON PINTO DA FONSECA 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ELIANE DOS SANTOS FERREIRA 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JOÃO PAOLO RODRIGUES ALVES PAIVA 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ALEXANDRE FONSECA SANTOS 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GIORDANNI ZOPPELLARO </text:p>
          </table:table-cell>
          <table:table-cell table:number-columns-repeated="2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CAROLINA PEREIRA VAZ MESQUITA 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MÁRCIA LOPES FERREIRA 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DAYANA CECÍLIA REIS BEIRIGO DUTRA 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THÚLIO JOSÉ DE OLIVEIRA 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PAULO SILVA JÚNIOR </text:p>
          </table:table-cell>
          <table: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1" office:value-type="string" calcext:value-type="string">
            <text:p>DATA:____/____/______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EVELINE JÚNIA BRANT MARIZ 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KLEYBER JÚNIO COSTA MELO 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GUILHEME INÁCIO LEMOS BRAGA 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NARA DE FREITAS SIMÕES 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EDILSON PINTO DA FONSECA 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ELIANE DOS SANTOS FERREIRA 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JOÃO PAOLO RODRIGUES ALVES PAIVA 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ALEXANDRE FONSECA SANTOS 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GIORDANNI ZOPPELLARO </text:p>
          </table:table-cell>
          <table:table-cell table:number-columns-repeated="2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CAROLINA PEREIRA VAZ MESQUITA 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MÁRCIA LOPES FERREIRA 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DAYANA CECÍLIA REIS BEIRIGO DUTRA 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THÚLIO JOSÉ DE OLIVEIRA 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PAULO SILVA JÚNIOR </text:p>
          </table:table-cell>
          <table: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NOME DO ALUNO</text:p>
          </table:table-cell>
          <table:table-cell table:number-columns-repeated="2" table:style-name="ce1" office:value-type="string" calcext:value-type="string">
            <text:p>DATA:____/____/______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EVELINE JÚNIA BRANT MARIZ 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KLEYBER JÚNIO COSTA MELO 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GUILHEME INÁCIO LEMOS BRAGA 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NARA DE FREITAS SIMÕES 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EDILSON PINTO DA FONSECA 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ELIANE DOS SANTOS FERREIRA 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JOÃO PAOLO RODRIGUES ALVES PAIVA 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ALEXANDRE FONSECA SANTOS 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GIORDANNI ZOPPELLARO </text:p>
          </table:table-cell>
          <table:table-cell table:number-columns-repeated="2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CAROLINA PEREIRA VAZ MESQUITA 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MÁRCIA LOPES FERREIRA 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DAYANA CECÍLIA REIS BEIRIGO DUTRA 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THÚLIO JOSÉ DE OLIVEIRA 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PAULO SILVA JÚNIOR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8:22:20.008604333</meta:creation-date>
    <dc:date>2019-08-07T18:29:04.395452213</dc:date>
    <meta:editing-duration>PT6M45S</meta:editing-duration>
    <meta:editing-cycles>1</meta:editing-cycles>
    <meta:document-statistic meta:table-count="1" meta:cell-count="96" meta:object-count="0"/>
    <meta:generator>LibreOffice/6.2.5.2$Linux_X86_64 LibreOffice_project/20$Build-2</meta:generator>
  </office:meta>
</office:document-meta>
</file>